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9cf0" officeooo:paragraph-rsid="00079cf0"/>
    </style:style>
    <style:style style:name="P2" style:family="paragraph" style:parent-style-name="Standard" style:list-style-name="L1">
      <style:text-properties officeooo:rsid="00079cf0" officeooo:paragraph-rsid="00079cf0"/>
    </style:style>
    <style:style style:name="P3" style:family="paragraph" style:parent-style-name="Standard" style:list-style-name="L2">
      <style:text-properties officeooo:rsid="00079cf0" officeooo:paragraph-rsid="00079cf0"/>
    </style:style>
    <style:style style:name="P4" style:family="paragraph" style:parent-style-name="Standard" style:list-style-name="L2">
      <style:text-properties officeooo:paragraph-rsid="00079cf0"/>
    </style:style>
    <style:style style:name="P5" style:family="paragraph" style:parent-style-name="Standard" style:list-style-name="L2">
      <style:text-properties officeooo:rsid="00099bb2" officeooo:paragraph-rsid="00099bb2"/>
    </style:style>
    <style:style style:name="P6" style:family="paragraph" style:parent-style-name="Standard" style:list-style-name="L2">
      <style:text-properties officeooo:rsid="00099bb2" officeooo:paragraph-rsid="000b15ff"/>
    </style:style>
    <style:style style:name="T1" style:family="text">
      <style:text-properties officeooo:rsid="00079cf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b15ff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ARIO UNIDAD 5</text:p>
      <text:p text:style-name="P1"/>
      <text:p text:style-name="P1">Práctica 5.1</text:p>
      <text:p text:style-name="P1"/>
      <text:list xml:id="list1872551374" text:style-name="L1">
        <text:list-item>
          <text:p text:style-name="P2">Comando de instalación de Apache.</text:p>
        </text:list-item>
        <text:list-item>
          <text:p text:style-name="P2">¿Qué usuarios y grupo se crean por defecto en la instalación?</text:p>
        </text:list-item>
        <text:list-item>
          <text:p text:style-name="P2">¿Qué hace el comando ps -ef | grep apache2? Explica qué muestra el comando ps, qué hacen las opciones e y f, qué hace la tubería y qué ahace el comando grep apache2.</text:p>
        </text:list-item>
        <text:list-item>
          <text:p text:style-name="P2">¿Qué hace el comando netstat -ltn? Explica cada una de sus opciones.</text:p>
        </text:list-item>
        <text:list-item>
          <text:p text:style-name="P2">¿Qué hace el comando ls /var?¿y el comando ls -l /var?</text:p>
        </text:list-item>
        <text:list-item>
          <text:p text:style-name="P2">¿En qué directorio está la página web que muestra por defecto apache? ¿Qué nombre tiene esta página?</text:p>
        </text:list-item>
      </text:list>
      <text:p text:style-name="P1"/>
      <text:p text:style-name="P1">Práctica 5.3</text:p>
      <text:list xml:id="list3875768821" text:style-name="L2">
        <text:list-item>
          <text:p text:style-name="P3">¿En qué directorio están los archivos de configuración de Apache?</text:p>
        </text:list-item>
        <text:list-item>
          <text:p text:style-name="P5">Respecto al servidor virtual por defecto, Explica qué contienen los directorios /<text:span text:style-name="T2">etc/</text:span><text:span text:style-name="T3">apache2/sites-available y el directorio /</text:span><text:span text:style-name="T2">etc/</text:span><text:span text:style-name="T3">apache2/sites-enabled</text:span></text:p>
        </text:list-item>
        <text:list-item>
          <text:p text:style-name="P3">Respecto al archivo apache2.conf, </text:p>
          <text:list>
            <text:list-item>
              <text:p text:style-name="P4"><text:span text:style-name="T1">¿Qué hace la directiva Include?</text:span></text:p>
            </text:list-item>
            <text:list-item>
              <text:p text:style-name="P4"><text:span text:style-name="T1">¿Qué hace la directiva ServerRoot?</text:span></text:p>
            </text:list-item>
            <text:list-item>
              <text:p text:style-name="P4"><text:span text:style-name="T1">¿Qué hace la directiva User y Group?</text:span></text:p>
            </text:list-item>
            <text:list-item>
              <text:p text:style-name="P4"><text:span text:style-name="T1">¿Qué hace la directiva Timeout?</text:span></text:p>
            </text:list-item>
            <text:list-item>
              <text:p text:style-name="P4"><text:span text:style-name="T1">¿Qué hace la directiva Keepalive?</text:span></text:p>
            </text:list-item>
            <text:list-item>
              <text:p text:style-name="P4"><text:span text:style-name="T1">¿Qué hace la directiva ErrorLog?¿Cual es el fichero de errores?</text:span></text:p>
            </text:list-item>
          </text:list>
        </text:list-item>
        <text:list-item>
          <text:p text:style-name="P5">Respecto al archivo ports.conf</text:p>
          <text:list>
            <text:list-item>
              <text:p text:style-name="P5">¿Qué contiene?</text:p>
            </text:list-item>
            <text:list-item>
              <text:p text:style-name="P5">¿Qué hace la directiva Listen?</text:p>
            </text:list-item>
          </text:list>
        </text:list-item>
        <text:list-item>
          <text:p text:style-name="P5">Respecto al contenido de /<text:span text:style-name="T2">etc/</text:span><text:span text:style-name="T3">apache2/sites-available/000-default.conf</text:span></text:p>
          <text:list>
            <text:list-item>
              <text:p text:style-name="P5"><text:span text:style-name="T3">¿Qué hace la directiva &lt;VirtualHost *:80&gt;</text:span></text:p>
            </text:list-item>
            <text:list-item>
              <text:p text:style-name="P5"><text:span text:style-name="T3">Qué se define dentro de las etiquetas &lt;VirtualHost&gt; …. &lt;/VirtualHost&gt;</text:span></text:p>
            </text:list-item>
            <text:list-item>
              <text:p text:style-name="P5"><text:span text:style-name="T3">¿Qué significa DocumentRoot /</text:span><text:span text:style-name="T2">var/</text:span><text:span text:style-name="T3">www/html?</text:span></text:p>
            </text:list-item>
          </text:list>
        </text:list-item>
        <text:list-item>
          <text:p text:style-name="P5">Respecto al contenido de /<text:span text:style-name="T2">etc/</text:span><text:span text:style-name="T3">apache2/apache</text:span><text:span text:style-name="T4">2</text:span><text:span text:style-name="T3">.conf</text:span></text:p>
          <text:list>
            <text:list-item>
              <text:p text:style-name="P5"><text:span text:style-name="T3">¿Qué hace la directiva &lt;Directory /var/www&gt; …. &lt;/Directory&gt;</text:span></text:p>
            </text:list-item>
            <text:list-item>
              <text:p text:style-name="P6"><text:span text:style-name="T3">Explica cada </text:span><text:span text:style-name="T4">directiva que está dentro de </text:span><text:span text:style-name="T3">&lt;Directory /var/www&gt; …. &lt;/Directory&gt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49:39.750000000</meta:creation-date>
    <dc:date>2019-10-10T15:11:12.674000000</dc:date>
    <meta:editing-duration>PT1M1S</meta:editing-duration>
    <meta:editing-cycles>1</meta:editing-cycles>
    <meta:document-statistic meta:table-count="0" meta:image-count="0" meta:object-count="0" meta:page-count="1" meta:paragraph-count="28" meta:word-count="248" meta:character-count="1556" meta:non-whitespace-character-count="1341"/>
    <meta:generator>LibreOffice/6.2.4.2$Windows_X86_64 LibreOffice_project/2412653d852ce75f65fbfa83fb7e7b669a126d64</meta:generator>
  </office:meta>
</office:document-meta>
</file>